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fbe90" officeooo:paragraph-rsid="001fbe90" style:font-weight-asian="bold" style:font-weight-complex="bold"/>
    </style:style>
    <style:style style:name="P2" style:family="paragraph" style:parent-style-name="Standard">
      <style:text-properties fo:font-weight="bold" officeooo:rsid="0021a4c2" officeooo:paragraph-rsid="0021a4c2" style:font-weight-asian="bold" style:font-weight-complex="bold"/>
    </style:style>
    <style:style style:name="P3" style:family="paragraph" style:parent-style-name="Standard">
      <style:text-properties fo:font-weight="bold" officeooo:rsid="00228510" officeooo:paragraph-rsid="00228510" style:font-weight-asian="bold" style:font-weight-complex="bold"/>
    </style:style>
    <style:style style:name="P4" style:family="paragraph" style:parent-style-name="Standard">
      <style:text-properties fo:font-weight="bold" officeooo:rsid="0023755c" officeooo:paragraph-rsid="0023755c" style:font-weight-asian="bold" style:font-weight-complex="bold"/>
    </style:style>
    <style:style style:name="P5" style:family="paragraph" style:parent-style-name="Standard">
      <style:text-properties fo:font-weight="bold" officeooo:rsid="0023c750" officeooo:paragraph-rsid="0023c750" style:font-weight-asian="bold" style:font-weight-complex="bold"/>
    </style:style>
    <style:style style:name="P6" style:family="paragraph" style:parent-style-name="Standard">
      <style:text-properties fo:font-weight="bold" officeooo:rsid="00246806" officeooo:paragraph-rsid="00246806" style:font-weight-asian="bold" style:font-weight-complex="bold"/>
    </style:style>
    <style:style style:name="P7" style:family="paragraph" style:parent-style-name="Standard">
      <style:text-properties fo:font-weight="bold" officeooo:rsid="00262748" officeooo:paragraph-rsid="00262748" style:font-weight-asian="bold" style:font-weight-complex="bold"/>
    </style:style>
    <style:style style:name="P8" style:family="paragraph" style:parent-style-name="Standard">
      <style:text-properties fo:font-weight="bold" officeooo:rsid="0028f247" officeooo:paragraph-rsid="0028f247" style:font-weight-asian="bold" style:font-weight-complex="bold"/>
    </style:style>
    <style:style style:name="P9" style:family="paragraph" style:parent-style-name="Standard">
      <style:text-properties fo:font-weight="bold" officeooo:rsid="0029f1b6" officeooo:paragraph-rsid="0029f1b6" style:font-weight-asian="bold" style:font-weight-complex="bold"/>
    </style:style>
    <style:style style:name="P10" style:family="paragraph" style:parent-style-name="Standard">
      <style:text-properties fo:font-weight="bold" officeooo:rsid="002bc431" officeooo:paragraph-rsid="002bc431" style:font-weight-asian="bold" style:font-weight-complex="bold"/>
    </style:style>
    <style:style style:name="P11" style:family="paragraph" style:parent-style-name="Standard">
      <style:text-properties fo:font-weight="bold" officeooo:rsid="002cbae9" officeooo:paragraph-rsid="002cbae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1a4c2" style:font-weight-asian="normal" style:font-weight-complex="normal"/>
    </style:style>
    <style:style style:name="T3" style:family="text">
      <style:text-properties fo:font-weight="normal" officeooo:rsid="0023755c" style:font-weight-asian="normal" style:font-weight-complex="normal"/>
    </style:style>
    <style:style style:name="T4" style:family="text">
      <style:text-properties fo:font-weight="normal" officeooo:rsid="0023c750" style:font-weight-asian="normal" style:font-weight-complex="normal"/>
    </style:style>
    <style:style style:name="T5" style:family="text">
      <style:text-properties fo:font-weight="normal" officeooo:rsid="00246806" style:font-weight-asian="normal" style:font-weight-complex="normal"/>
    </style:style>
    <style:style style:name="T6" style:family="text">
      <style:text-properties fo:font-weight="normal" officeooo:rsid="00262748" style:font-weight-asian="normal" style:font-weight-complex="normal"/>
    </style:style>
    <style:style style:name="T7" style:family="text">
      <style:text-properties officeooo:rsid="00262748"/>
    </style:style>
    <style:style style:name="T8" style:family="text">
      <style:text-properties officeooo:rsid="002727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text:p>
      <text:p text:style-name="P1">Purposes<text:span text:style-name="T1">: Interface, convenience, efficiency, information protection</text:span></text:p>
      <text:p text:style-name="P1">Objectives:<text:span text:style-name="T1"> </text:span><text:span text:style-name="T2">Small kernel, run fast, stable</text:span></text:p>
      <text:p text:style-name="P2">Von Nuemann Arch: <text:span text:style-name="T1">No real difference between data/instructions. Data has no inherent meaning. Memory is 1D array.</text:span></text:p>
      <text:p text:style-name="P2">Interrupts: <text:span text:style-name="T1">Software/hardware. Save processor state → load interrupt vector → execute ISR → return from interrupt → reolad saved state</text:span></text:p>
      <text:p text:style-name="P2">Programmed I/O<text:span text:style-name="T1">: Polling. Periodically checking state of device</text:span></text:p>
      <text:p text:style-name="P2">Interrupt Driven I/O<text:span text:style-name="T1">: Continue normal execution until event. ISR handles (usually sets a volatile flag)</text:span></text:p>
      <text:p text:style-name="P2">Direct Memory Access (DMA): <text:span text:style-name="T1">Direct access to DMA controller. Requires data to read/write, device address, starting address, and amount of data. </text:span></text:p>
      <text:p text:style-name="P3">Multiprocessor Systems:<text:span text:style-name="T1"> Asymmetric (boss-worker relation) and symmetric (all peers)</text:span></text:p>
      <text:p text:style-name="P3">Clustered Systems<text:span text:style-name="T1">: Provide high /performance service over LAN. </text:span><text:span text:style-name="T3">Redundancy/fault tolerance</text:span></text:p>
      <text:p text:style-name="P4">Functions:<text:span text:style-name="T1"> Resource management, security, </text:span><text:span text:style-name="T4">communication</text:span><text:span text:style-name="T1">, environment, </text:span><text:span text:style-name="T4">logging, UI</text:span></text:p>
      <text:p text:style-name="P4">Timer<text:span text:style-name="T1">: Prevents processes from getting stuck. Allows real-time control</text:span></text:p>
      <text:p text:style-name="P4"/>
      <text:p text:style-name="P4">CHAPTER 2</text:p>
      <text:p text:style-name="P4">System Call<text:span text:style-name="T1">: </text:span><text:span text:style-name="T4">Provide interface to service by made available by OS.</text:span></text:p>
      <text:p text:style-name="P5">Parameters: <text:span text:style-name="T1">1.) Registers 2.) Stored in block memory. Address in registers 3.) Stack</text:span></text:p>
      <text:p text:style-name="P5">Policy:<text:span text:style-name="T1"> What will be done?</text:span></text:p>
      <text:p text:style-name="P5">Mechanism: <text:span text:style-name="T1">How to do it?</text:span></text:p>
      <text:p text:style-name="P5">Kernel<text:span text:style-name="T1">: </text:span><text:span text:style-name="T5">Implementation of OS. Provides services to interface between user space and hardware space</text:span></text:p>
      <text:p text:style-name="P6">Monolithic OS<text:span text:style-name="T1">: Entire kernel in 1 file. Very fast, but difficult to implement. Insecure.</text:span></text:p>
      <text:p text:style-name="P6">Layered Approach:<text:span text:style-name="T1"> Modular. Changes in one section don’t affect others. Security. Simple to construct/debug.</text:span></text:p>
      <text:p text:style-name="P6">Mikrokernel<text:span text:style-name="T1">: Tiny kernel. Only contains essential services. Rest lies in user space. Very fast. Main function is to provide messaging interface between services (both user space and kernel space). Overhead in message passing.</text:span></text:p>
      <text:p text:style-name="P6"><text:span text:style-name="T7">Bare Metal</text:span><text:span text:style-name="T1">: </text:span><text:span text:style-name="T6">Virtualization technique where there is NO host OS, just a “virtualization layer” that lies between virtual operating systems and hardware</text:span></text:p>
      <text:p text:style-name="P7">Hosted Architecture: <text:span text:style-name="T1">Virtualization technique where there IS a host OS. Virtualization layer lies between host OS and guest OS</text:span></text:p>
      <text:p text:style-name="P7">Boot sequence<text:span text:style-name="T1">: Power on → system BIOS (bootstrapping) → POST (core test) → video BIOS → Cold/warm start (cold = dozens tests;→ warm = fewer) → CMOS Boot Order → Look for bootable disk in specified order → look for boot sector (MBR sector contains info about partitions, configuration, and boot loaders) → if necessary, launch second stage bootloader, display TUI, give control to OS</text:span></text:p>
      <text:p text:style-name="P6"/>
      <text:p text:style-name="P7">CHAPTER <text:span text:style-name="T8">3</text:span></text:p>
      <text:p text:style-name="P8">Process states: <text:span text:style-name="T1">new (creation) → running → waiting → ready → terminated</text:span></text:p>
      <text:p text:style-name="P9">Daemon<text:span text:style-name="T1">: Background, non interactive. Detached from keyboard &amp; interfaces</text:span></text:p>
      <text:p text:style-name="P9">Service:<text:span text:style-name="T1"> Responds to request from other programs over IPC (usually over a network)</text:span></text:p>
      <text:p text:style-name="P9">Process: <text:span text:style-name="T1">Program in execution</text:span></text:p>
      <text:p text:style-name="P9">Control Block:<text:span text:style-name="T1"> Process state, Program counter → <text:s/>CPU registers → <text:s/>CPU-scheduling info (priority, pointers to queues, etc) -&gt; Memory-management information (value of base, limit registers, page tables, etc) → Accounting info (amount of CPU and real time used, time limits, account numbers, pids) -&gt; I/O status info (list of I/O devise allocated to the process, open files, etc)</text:span></text:p>
      <text:p text:style-name="P9">Zombie: <text:span text:style-name="T1">Completed process. Waiting for release/return</text:span></text:p>
      <text:p text:style-name="P9">Orphan:<text:span text:style-name="T1"> Parents returned. Child still running.</text:span></text:p>
      <text:p text:style-name="P10"><text:soft-page-break/>Scheduling Queues: <text:span text:style-name="T1">CPU scheduler (short term, allocates CPU time) → Job scheduler (long-term, ready queue) → Medium term (reduces multi-programming, store job on disk while waiting)</text:span></text:p>
      <text:p text:style-name="P10">Context Switch<text:span text:style-name="T1">: CPU switch from one process to another</text:span></text:p>
      <text:p text:style-name="P11">Resolve 3 processes on 1 mailbox:<text:span text:style-name="T1"> Allow only 1 P to receive @ a time. Round robin receive.</text:span></text:p>
      <text:p text:style-name="P11">Zero buffer capacity:<text:span text:style-name="T1"> Everyone must block until message received</text:span></text:p>
      <text:p text:style-name="P11">Bounded buffer: <text:span text:style-name="T1">Don’t block while space left on buffer</text:span></text:p>
      <text:p text:style-name="P11">Unbound buffer: <text:span text:style-name="T1">Don’t ever blocking</text:span></text:p>
      <text:p text:style-name="P11">Ordinary pipes:<text:span text:style-name="T1"> Unidirectional → only accessible by parent process (accessible by child) → requires parent/child relationship → must be used on same machine → closes w/ process terminate</text:span></text:p>
      <text:p text:style-name="P11">Named pipes: <text:span text:style-name="T1">Bidirectional → no relationship necessary → continue to exist after process terminate → referred to as FIF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1:34:55.201514479</meta:creation-date>
    <meta:editing-duration>PT48S</meta:editing-duration>
    <meta:editing-cycles>2</meta:editing-cycles>
    <meta:generator>LibreOffice/6.0.7.3$Linux_X86_64 LibreOffice_project/00m0$Build-3</meta:generator>
    <dc:date>2020-09-29T11:35:41.743021496</dc:date>
    <meta:document-statistic meta:table-count="0" meta:image-count="0" meta:object-count="0" meta:page-count="2" meta:paragraph-count="40" meta:word-count="581" meta:character-count="3906" meta:non-whitespace-character-count="3362"/>
  </office:meta>
</office:document-meta>
</file>